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reshableTargetSourceTests.testRefreshCheckWith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reshableTargetSourceTests.testWithNoRefresh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untingRefreshableTargetSource.getCall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RefreshableTargetSource.fresh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ingRefreshableTargetSource.CountingRefreshableTargetSource( boolean requiresRefre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RefreshableTargetSource.requires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RefreshableTargetSource.CountingRefreshableTar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reshableTargetSourceTests.testRefreshOver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freshableTargetSourceTests.testRefreshCheckWithNon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